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23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svg:stroke-width="0.1cm" svg:stroke-color="#0000cc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c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5cm"/>
    </style:style>
    <style:style style:name="gr8" style:family="graphic" style:parent-style-name="standard">
      <style:graphic-properties draw:stroke="none" svg:stroke-color="#000000" draw:fill="none" draw:fill-color="#ffffff" fo:min-height="1.049cm"/>
    </style:style>
    <style:style style:name="gr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579d1c" draw:secondary-fill-color="#729fcf" draw:fill-gradient-name="Deep_20_Blue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fill="gradient" draw:fill-color="#579d1c" draw:fill-gradient-name="Deep_20_Blue" dr3d:vertical-segments="16" dr3d:close-front="true" dr3d:close-back="tru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0.552cm"/>
    </style:style>
    <style:style style:name="gr13" style:family="graphic" style:parent-style-name="objectwithoutfill">
      <style:graphic-properties svg:stroke-width="0.1cm" svg:stroke-color="#66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color="#ffff00" fo:font-size="12pt" style:font-size-asian="18pt" style:font-size-complex="18pt"/>
    </style:style>
    <style:style style:name="P7" style:family="paragraph">
      <loext:graphic-properties draw:fill="none" draw:fill-color="#ffffff"/>
      <style:text-properties fo:color="#0000cc" fo:font-size="14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66cc00" fo:font-size="14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ff00" fo:font-size="12pt" style:font-size-asian="18pt" style:font-size-complex="18pt"/>
    </style:style>
    <style:style style:name="T3" style:family="text">
      <style:text-properties fo:color="#0000cc" fo:font-size="14pt" fo:font-weight="bold" style:font-size-asian="18pt" style:font-size-complex="18pt"/>
    </style:style>
    <style:style style:name="T4" style:family="text">
      <style:text-properties fo:color="#66cc00" fo:font-size="14pt" fo:font-weight="bold" style:font-size-asian="18pt" style:font-size-complex="18pt"/>
    </style:style>
    <style:style style:name="T5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3.7cm" svg:x2="9.5cm" svg:y2="7.7cm">
          <text:p/>
        </draw:line>
        <draw:line draw:style-name="gr1" draw:text-style-name="P1" draw:layer="layout" svg:x1="9.5cm" svg:y1="3.7cm" svg:x2="13.5cm" svg:y2="3.7cm">
          <text:p/>
        </draw:line>
        <draw:line draw:style-name="gr1" draw:text-style-name="P1" draw:layer="layout" svg:x1="8.8cm" svg:y1="4.5cm" svg:x2="12.1cm" svg:y2="0.5cm">
          <text:p/>
        </draw:line>
        <draw:frame draw:style-name="gr2" draw:text-style-name="P2" draw:layer="layout" svg:width="2.8cm" svg:height="0.973cm" svg:x="11.1cm" svg:y="2.4cm">
          <draw:text-box>
            <text:p>Betrieb</text:p>
          </draw:text-box>
        </draw:frame>
        <draw:frame draw:style-name="gr3" draw:text-style-name="P2" draw:layer="layout" svg:width="2.9cm" svg:height="1.3cm" svg:x="6.2cm" svg:y="8.6cm">
          <draw:text-box>
            <text:p>Tierarzt</text:p>
          </draw:text-box>
        </draw:frame>
        <draw:line draw:style-name="gr4" draw:text-style-name="P1" draw:layer="layout" svg:x1="9cm" svg:y1="9.1cm" svg:x2="11.4cm" svg:y2="9.1cm">
          <text:p/>
        </draw:line>
        <draw:line draw:style-name="gr5" draw:text-style-name="P1" draw:layer="layout" svg:x1="11.396cm" svg:y1="9.1cm" svg:x2="11.4cm" svg:y2="6.3cm">
          <text:p/>
        </draw:line>
        <draw:frame draw:style-name="gr6" draw:text-style-name="P4" draw:layer="layout" svg:width="4cm" svg:height="1.9cm" svg:x="10.1cm" svg:y="5.1cm">
          <draw:text-box>
            <text:p text:style-name="P3"><text:span text:style-name="T1">Erfassung Gesundheitsdaten</text:span></text:p>
          </draw:text-box>
        </draw:frame>
        <draw:custom-shape draw:style-name="gr7" draw:text-style-name="P1" draw:layer="layout" svg:width="5cm" svg:height="2cm" svg:x="1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8cm" svg:height="1.299cm" svg:x="1.1cm" svg:y="9.8cm">
          <draw:text-box>
            <text:p><text:span text:style-name="T1">Tierarztpraxissoftware</text:span></text:p>
            <text:p text:style-name="P3"><text:span text:style-name="T1">(TPS)</text:span></text:p>
          </draw:text-box>
        </draw:frame>
        <draw:line draw:style-name="gr5" draw:text-style-name="P1" draw:layer="layout" svg:x1="12.8cm" svg:y1="6.4cm" svg:x2="12.8cm" svg:y2="10.3cm">
          <text:p/>
        </draw:line>
        <draw:line draw:style-name="gr5" draw:text-style-name="P1" draw:layer="layout" svg:x1="12.8cm" svg:y1="10.3cm" svg:x2="5.6cm" svg:y2="10.3cm">
          <text:p/>
        </draw:line>
        <dr3d:scene draw:style-name="gr9" svg:width="3.3cm" svg:height="3.3cm" svg:x="1.7cm" svg:y="3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5000 2500 10000" svg:d="M0-5000h250 250 500 500 500 250 250v10000h-250-250-500-500-500-250-250z"/>
        </dr3d:scene>
        <draw:frame draw:style-name="gr11" draw:text-style-name="P6" draw:layer="layout" svg:width="2.1cm" svg:height="1.199cm" svg:x="2.3cm" svg:y="4.7cm">
          <draw:text-box>
            <text:p><text:span text:style-name="T2">ASR-DB</text:span></text:p>
          </draw:text-box>
        </draw:frame>
        <draw:frame draw:style-name="gr12" draw:text-style-name="P7" draw:layer="layout" svg:width="0.8cm" svg:height="0.806cm" svg:x="10.3cm" svg:y="8.1cm">
          <draw:text-box>
            <text:p><text:span text:style-name="T3">1</text:span></text:p>
          </draw:text-box>
        </draw:frame>
        <draw:frame draw:style-name="gr12" draw:text-style-name="P7" draw:layer="layout" svg:width="0.8cm" svg:height="0.806cm" svg:x="11.7cm" svg:y="9.5cm">
          <draw:text-box>
            <text:p><text:span text:style-name="T3">2</text:span></text:p>
          </draw:text-box>
        </draw:frame>
        <draw:line draw:style-name="gr13" draw:text-style-name="P1" draw:layer="layout" svg:x1="3.4cm" svg:y1="9cm" svg:x2="3.4cm" svg:y2="7cm">
          <text:p/>
        </draw:line>
        <draw:frame draw:style-name="gr14" draw:text-style-name="P8" draw:layer="layout" svg:width="0.8cm" svg:height="1cm" svg:x="2.3cm" svg:y="7.9cm">
          <draw:text-box>
            <text:p><text:span text:style-name="T4">3</text:span></text:p>
          </draw:text-box>
        </draw:frame>
        <draw:frame draw:style-name="gr15" draw:text-style-name="P9" draw:layer="layout" svg:width="8.4cm" svg:height="2.2cm" svg:x="0.8cm" svg:y="0.9cm">
          <draw:text-box>
            <text:p><text:span text:style-name="T5">1: Konsultation, Bestandesbetreuung</text:span></text:p>
            <text:p><text:span text:style-name="T5">2: Gesundheitsdaten ins TPS</text:span></text:p>
            <text:p><text:span text:style-name="T5">3: Gesundheitsdaten zur ASR-D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01T13:43:49.076000000</dc:date>
    <meta:editing-duration>PT3M46S</meta:editing-duration>
    <meta:editing-cycles>4</meta:editing-cycles>
    <meta:generator>LibreOffice/5.2.5.1$Windows_x86 LibreOffice_project/0312e1a284a7d50ca85a365c316c7abbf20a4d22</meta:generator>
    <meta:document-statistic meta:object-count="20"/>
  </office:meta>
</office:document-meta>
</file>